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 Web" svg:font-family="'Segoe UI Web', 'Segoe UI', 'Segoe WP', Tahom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pl" fo:country="PL" officeooo:paragraph-rsid="00005a93" style:font-size-asian="12pt" style:font-size-complex="12pt"/>
    </style:style>
    <style:style style:name="P2" style:family="paragraph" style:parent-style-name="Standard">
      <style:text-properties fo:font-size="12pt" fo:language="pl" fo:country="PL" officeooo:rsid="00005a93" officeooo:paragraph-rsid="00005a93" style:font-size-asian="12pt" style:font-size-complex="12pt"/>
    </style:style>
    <style:style style:name="P3" style:family="paragraph" style:parent-style-name="Standard">
      <style:text-properties fo:font-size="12pt" fo:language="pl" fo:country="PL" officeooo:rsid="0001fa04" officeooo:paragraph-rsid="0001fa04" style:font-size-asian="12pt" style:font-size-complex="12pt"/>
    </style:style>
    <style:style style:name="P4" style:family="paragraph" style:parent-style-name="Standard">
      <style:text-properties fo:font-size="12pt" fo:language="pl" fo:country="PL" officeooo:rsid="0003849a" officeooo:paragraph-rsid="0003849a" style:font-size-asian="12pt" style:font-size-complex="12pt"/>
    </style:style>
    <style:style style:name="P5" style:family="paragraph" style:parent-style-name="Standard">
      <style:text-properties fo:font-size="12pt" fo:language="pl" fo:country="PL" officeooo:rsid="0003fad9" officeooo:paragraph-rsid="0003fad9" style:font-size-asian="12pt" style:font-size-complex="12pt"/>
    </style:style>
    <style:style style:name="P6" style:family="paragraph" style:parent-style-name="Standard">
      <style:text-properties fo:font-size="12pt" fo:language="pl" fo:country="PL" officeooo:rsid="00049034" officeooo:paragraph-rsid="00049034" style:font-size-asian="12pt" style:font-size-complex="12pt"/>
    </style:style>
    <style:style style:name="P7" style:family="paragraph" style:parent-style-name="Standard">
      <style:text-properties fo:font-size="12pt" fo:language="pl" fo:country="PL" officeooo:paragraph-rsid="00049034" style:font-size-asian="12pt" style:font-size-complex="12pt"/>
    </style:style>
    <style:style style:name="P8" style:family="paragraph" style:parent-style-name="Standard">
      <style:text-properties style:font-name="Liberation Serif" fo:font-size="12pt" fo:language="pl" fo:country="PL" officeooo:paragraph-rsid="00049034" style:font-size-asian="12pt" style:font-size-complex="12pt"/>
    </style:style>
    <style:style style:name="T1" style:family="text">
      <style:text-properties officeooo:rsid="00005a93"/>
    </style:style>
    <style:style style:name="T2" style:family="text">
      <style:text-properties officeooo:rsid="0003849a"/>
    </style:style>
    <style:style style:name="T3" style:family="text">
      <style:text-properties fo:language="pl" fo:country="PL" officeooo:rsid="00049034" style:font-size-asian="12pt" style:font-size-complex="12pt"/>
    </style:style>
    <style:style style:name="T4" style:family="text">
      <style:text-properties fo:language="pl" fo:country="PL" officeooo:rsid="00049034"/>
    </style:style>
    <style:style style:name="T5" style:family="text">
      <style:text-properties officeooo:rsid="0003fad9"/>
    </style:style>
    <style:style style:name="T6" style:family="text">
      <style:text-properties officeooo:rsid="000455e7"/>
    </style:style>
    <style:style style:name="T7" style:family="text">
      <style:text-properties officeooo:rsid="00049034"/>
    </style:style>
    <style:style style:name="T8" style:family="text">
      <style:text-properties fo:font-variant="normal" fo:text-transform="none" fo:color="#252424" style:font-name="Segoe UI Web" fo:font-size="12.4499998092651pt" fo:letter-spacing="normal" fo:font-style="normal" fo:font-weight="normal"/>
    </style:style>
    <style:style style:name="T9" style:family="text">
      <style:text-properties fo:font-variant="normal" fo:text-transform="none" fo:color="#252424" style:font-name="Segoe UI Web" fo:letter-spacing="normal" fo:font-style="normal" fo:font-weight="normal"/>
    </style:style>
    <style:style style:name="T10" style:family="text">
      <style:text-properties fo:font-variant="normal" fo:text-transform="none" fo:color="#252424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Ćwiczenie 2. Szeregowanie procesów.</text:p>
      <text:p text:style-name="P8"><text:span text:style-name="T7">Polecenie: </text:span><text:span text:style-name="T10">Zrealizować algorytm szeregowania o zadanych własnościach funkcjonalnych. Należy dodać do procesów użytkowych trzy nowe typy: a) wsadowy - w ramach tej grupy programy są szeregowane pobłażliwie, tj. proces otrzymuje procesor aż do swojego ukończenia, b) zwykły - należy wykorzystać algorytm starzenia opisany w instrukcji oraz c) interaktywny - obowiązuje algorytm round-robin, czyli procesy wykonywane są kolejno po kwancie (proces wywłaszczony umieszczany jest na końcu kolejki; do wykonania brany jest proces pierwszy w kolejce)</text:span></text:p>
      <text:p text:style-name="P7"><text:span text:style-name="T9"/></text:p>
      <text:p text:style-name="P1"><text:span text:style-name="T1">1. W</text:span> pliku /usr/src/kernel/proc.h <text:span text:style-name="T1">w</text:span> struktur<text:span text:style-name="T1">ze</text:span> proc:</text:p>
      <text:p text:style-name="P1"><text:span text:style-name="T1">-dodanie int type_group gdzie będzie przechowywana informacja jaki to jest <text:s/>typ procesu użytkowegp</text:span></text:p>
      <text:p text:style-name="P1">-<text:span text:style-name="T6">dodanie </text:span>priorytet<text:span text:style-name="T6">u</text:span> bazow<text:span text:style-name="T6">ego</text:span> i bieżąc<text:span text:style-name="T6">ego</text:span> procesu,</text:p>
      <text:p text:style-name="P1"/>
      <text:p text:style-name="P4">2.<text:span text:style-name="T6">W</text:span> pliku /kernel/proc.h:</text:p>
      <text:p text:style-name="P1">-zadeklarowa<text:span text:style-name="T5">nie</text:span> zmienn<text:span text:style-name="T5">ych</text:span> systemow<text:span text:style-name="T5">ych np. <text:s/>MAX_AGE.</text:span></text:p>
      <text:p text:style-name="P1"/>
      <text:p text:style-name="P2"><text:span text:style-name="T2">3</text:span> <text:span text:style-name="T6">W</text:span> pliku /usr/src/kernel/proc.c:</text:p>
      <text:p text:style-name="P2">-dodanie w funkcji shed() algoryytmu pobłażliwego, <text:span text:style-name="T2">algorytmu s</text:span>tarzenia,<text:span text:style-name="T2"> algorytmu round robin.</text:span></text:p>
      <text:p text:style-name="P4"/>
      <text:p text:style-name="P3"><text:span text:style-name="T2">4</text:span>.<text:span text:style-name="T6">W</text:span> pliku kernel/system.c w funkcji do_fork(m_ptr)</text:p>
      <text:p text:style-name="P3">-inicjacja wszystkich potrzebnych zmiennych potrzebnych do szeregowania</text:p>
      <text:p text:style-name="P3">-przyporządkowanie procesu do odpowienie<text:span text:style-name="T6">j grupy</text:span> (losowo, <text:span text:style-name="T7">na podstawie pid</text:span>).</text:p>
      <text:p text:style-name="P3"/>
      <text:p text:style-name="P3"><text:span text:style-name="T2">5</text:span>.<text:span text:style-name="T6">W</text:span> pliku /usr/src/kernel/system.c</text:p>
      <text:p text:style-name="P3">-dodanie <text:span text:style-name="T2">funckji systemowych np. zwracających typ danego procesu lub podającyh priorytet.</text:span></text:p>
      <text:p text:style-name="P3"/>
      <text:p text:style-name="P4">6.<text:span text:style-name="T6">W</text:span> pliku /usr/src/kernel/main.c </text:p>
      <text:p text:style-name="P4">-<text:span text:style-name="T5">zainicjowanie zmiennych systemowych takich jak MAX_AGE (dla algorytmu starzenia) czy QUANTUM (dla round robin).</text:span></text:p>
      <text:p text:style-name="P4"/>
      <text:p text:style-name="P5">7. <text:span text:style-name="T6">Mo</text:span>dyfikacja takich plików jak table.c proto.h main.c w celu dodania nowych fukcji systemowych</text:p>
      <text:p text:style-name="P3"/>
      <text:p text:style-name="P3">Program testujący <text:span text:style-name="T6">będzie uruchamiać zadaną liczbę procesów należących do tej samej grupy a następnie porówna czasy ich wykona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 Web" svg:font-family="'Segoe UI Web', 'Segoe UI', 'Segoe WP', Tahom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4:30:50.587588467</meta:creation-date>
    <dc:date>2020-03-30T05:29:15.095652651</dc:date>
    <meta:editing-duration>PT7M23S</meta:editing-duration>
    <meta:editing-cycles>1</meta:editing-cycles>
    <meta:document-statistic meta:table-count="0" meta:image-count="0" meta:object-count="0" meta:page-count="1" meta:paragraph-count="18" meta:word-count="212" meta:character-count="1668" meta:non-whitespace-character-count="1471"/>
    <meta:generator>LibreOffice/6.0.7.3$Linux_X86_64 LibreOffice_project/00m0$Build-3</meta:generator>
  </office:meta>
</office:document-meta>
</file>